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CheatSheet_20_Texto">
      <style:text-properties style:text-underline-style="none"/>
    </style:style>
    <style:style style:name="P2" style:family="paragraph" style:parent-style-name="CheatSheet_20_Encabezado_20_1" style:master-page-name="CheatSheet">
      <style:paragraph-properties style:page-number="auto"/>
    </style:style>
    <style:style style:name="P3" style:family="paragraph" style:parent-style-name="CheatSheet_20_Texto">
      <style:paragraph-properties fo:margin-left="0cm" fo:margin-right="0cm" fo:text-indent="0cm" style:auto-text-indent="false"/>
    </style:style>
    <style:style style:name="P4" style:family="paragraph" style:parent-style-name="CheatSheet_20_Texto">
      <style:text-properties style:text-underline-style="none"/>
    </style:style>
    <style:style style:name="P5" style:family="paragraph" style:parent-style-name="CheatSheet_20_Texto" style:list-style-name="CheatSheet_20_Viñetas"/>
    <style:style style:name="P6" style:family="paragraph" style:parent-style-name="CheatSheet_20_Titulo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ducción</text:p>
      <text:p text:style-name="CheatSheet_20_Texto">Este CheatSheet describe el proceso para la creación de una plantilla de Writer o Word que permita crear CheatSheet.</text:p>
      <text:p text:style-name="CheatSheet_20_Encabezado_20_1">LibreOffice - Writer</text:p>
      <text:p text:style-name="CheatSheet_20_Encabezado2">Página</text:p>
      <text:p text:style-name="CheatSheet_20_Texto">Formato → Página <text:s/></text:p>
      <text:p text:style-name="CheatSheet_20_Texto">...<text:span text:style-name="T1">Página</text:span></text:p>
      <text:p text:style-name="CheatSheet_20_Texto"><text:tab/>Formato: A4</text:p>
      <text:p text:style-name="CheatSheet_20_Texto"><text:tab/>Orientación: Apaisada</text:p>
      <text:p text:style-name="CheatSheet_20_Texto"><text:tab/>Márgenes: 0,7cm</text:p>
      <text:p text:style-name="CheatSheet_20_Texto">...<text:span text:style-name="T1">Columnas</text:span></text:p>
      <text:p text:style-name="CheatSheet_20_Texto"><text:tab/>Columnas: 5</text:p>
      <text:p text:style-name="CheatSheet_20_Texto"><text:tab/>Espacio: 0,30cm</text:p>
      <text:p text:style-name="CheatSheet_20_Texto">...<text:span text:style-name="T1">Encabezamiento</text:span></text:p>
      <text:p text:style-name="P1"><text:tab/>Activar encabezamiento</text:p>
      <text:p text:style-name="CheatSheet_20_Texto"><text:tab/>Espacio: 0,20cm</text:p>
      <text:p text:style-name="CheatSheet_20_Texto"><text:tab/>Altura: 0,20cm</text:p>
      <text:p text:style-name="CheatSheet_20_Encabezado2">Estilos</text:p>
      <text:p text:style-name="CheatSheet_20_Texto">Se puede y es recomendable crear estilos para configurar toda la página y todos los textos. Una vez tengamos el documento con los estilos aplicados, podemos crear un documento en blanco e importar los estilos desde el documento que los contiene. </text:p>
      <text:p text:style-name="CheatSheet_20_Encabezado_20_3">CREAR Estilo de página</text:p>
      <text:p text:style-name="CheatSheet_20_Texto">Formato → Estilos y Formateo</text:p>
      <text:p text:style-name="CheatSheet_20_Texto">...<text:span text:style-name="T1">Estilos de página</text:span></text:p>
      <text:p text:style-name="CheatSheet_20_Texto"><text:tab/>botón derecho y <text:span text:style-name="T2">Nuevo</text:span></text:p>
      <text:p text:style-name="CheatSheet_20_Texto"><text:tab/>Nombre: Cheatsheet; el resto como la configuración de la sección Página.</text:p>
      <text:p text:style-name="CheatSheet_20_Encabezado_20_3">CREAR Estilo de párrafo</text:p>
      <text:p text:style-name="CheatSheet_20_Texto">Formato → Estilos y Formateo</text:p>
      <text:p text:style-name="CheatSheet_20_Texto">...<text:span text:style-name="T1">Estilos de párrafo</text:span></text:p>
      <text:p text:style-name="CheatSheet_20_Texto"><text:tab/>botón derecho y Nuevo</text:p>
      <text:p text:style-name="CheatSheet_20_Texto"><text:tab/>Administrar</text:p>
      <text:p text:style-name="P3"><text:tab/><text:tab/>Nombre: CheatSheet Encabezado 1</text:p>
      <text:p text:style-name="CheatSheet_20_Texto"><text:tab/><text:tab/>Vinculado con: Encabezado 1</text:p>
      <text:p text:style-name="CheatSheet_20_Texto"><text:tab/>Sangrías y espacios</text:p>
      <text:p text:style-name="CheatSheet_20_Texto"><text:tab/><text:tab/>Configuraciones deseadas.</text:p>
      <text:p text:style-name="CheatSheet_20_Texto"><text:tab/>Fondo</text:p>
      <text:p text:style-name="CheatSheet_20_Texto"><text:tab/><text:tab/>Fondo deseado.</text:p>
      <text:p text:style-name="CheatSheet_20_Texto"><text:tab/>Fuente</text:p>
      <text:p text:style-name="CheatSheet_20_Texto"><text:tab/><text:tab/>Configuración de la misma deseada.</text:p>
      <text:p text:style-name="CheatSheet_20_Texto"><text:tab/>Tabuladores</text:p>
      <text:p text:style-name="CheatSheet_20_Texto"><text:tab/><text:tab/>Se establecen los valores para el primer tab, el segundo, el tercero... Podemos añadir 3, el primero a 0,20cm, el segundo a 0,40cm y el tercero a 0,60cm (Tipo: Izquierda y Carácter de relleno: Ninguno)</text:p>
      <text:p text:style-name="CheatSheet_20_Texto"><text:tab/>…</text:p>
      <text:p text:style-name="CheatSheet_20_Encabezado_20_3">CREAR Estilos de Lista</text:p>
      <text:p text:style-name="CheatSheet_20_Texto">Formato → Estilos y Formateo</text:p>
      <text:p text:style-name="CheatSheet_20_Texto">...<text:span text:style-name="T1">Estilos de lista</text:span></text:p>
      <text:p text:style-name="P1"><text:tab/>botón derecho y Nuevo</text:p>
      <text:p text:style-name="CheatSheet_20_Texto"><text:span text:style-name="T3"><text:tab/>Administrar</text:span></text:p>
      <text:p text:style-name="CheatSheet_20_Texto"><text:span text:style-name="T3"><text:tab/><text:tab/>Nombre: CheatSheet Viñetas</text:span></text:p>
      <text:p text:style-name="CheatSheet_20_Texto"><text:span text:style-name="T3"><text:tab/>Viñetas</text:span></text:p>
      <text:p text:style-name="CheatSheet_20_Texto"><text:span text:style-name="T3"><text:tab/><text:tab/>Elegimos la viñeta deseada</text:span></text:p>
      <text:p text:style-name="CheatSheet_20_Texto"><text:span text:style-name="T3"><text:tab/>Posición</text:span></text:p>
      <text:p text:style-name="CheatSheet_20_Texto"><text:span text:style-name="T3"><text:tab/><text:tab/>Para nivel 1</text:span></text:p>
      <text:p text:style-name="CheatSheet_20_Texto"><text:span text:style-name="T3"><text:tab/><text:tab/><text:tab/>Numeración seguida por Tabulación en 0,20</text:span></text:p>
      <text:p text:style-name="CheatSheet_20_Texto"><text:span text:style-name="T3"><text:tab/><text:tab/><text:tab/>Alineación de numeración Izquierda</text:span></text:p>
      <text:p text:style-name="CheatSheet_20_Texto"><text:span text:style-name="T3"><text:tab/><text:tab/><text:tab/>Alineado a 0,20cm</text:span></text:p>
      <text:p text:style-name="CheatSheet_20_Texto"><text:span text:style-name="T3"><text:tab/><text:tab/><text:tab/>Sangrado en 0,20cm</text:span></text:p>
      <text:p text:style-name="CheatSheet_20_Texto"><text:span text:style-name="T3"><text:tab/><text:tab/>Para nivel 2</text:span></text:p>
      <text:p text:style-name="CheatSheet_20_Texto"><text:span text:style-name="T3"><text:tab/><text:tab/><text:tab/>Numeración seguida por Tabulación en 0,40</text:span></text:p>
      <text:p text:style-name="CheatSheet_20_Texto"><text:span text:style-name="T3"><text:tab/><text:tab/><text:tab/>Alineación de numeración Izquierda</text:span></text:p>
      <text:p text:style-name="CheatSheet_20_Texto"><text:span text:style-name="T3"><text:tab/><text:tab/><text:tab/>Alineado a 0,40cm</text:span></text:p>
      <text:p text:style-name="CheatSheet_20_Texto"><text:span text:style-name="T3"><text:tab/><text:tab/><text:tab/>Sangrado en 0,40cm</text:span></text:p>
      <text:p text:style-name="CheatSheet_20_Texto"><text:span text:style-name="T3"><text:tab/><text:tab/>Para nivel 3</text:span></text:p>
      <text:p text:style-name="CheatSheet_20_Texto"><text:span text:style-name="T3"><text:tab/><text:tab/><text:tab/>Numeración seguida por Tabulación en 0,60</text:span></text:p>
      <text:p text:style-name="CheatSheet_20_Texto"><text:span text:style-name="T3"><text:tab/><text:tab/><text:tab/>Alineación de numeración Izquierda</text:span></text:p>
      <text:p text:style-name="CheatSheet_20_Texto"><text:span text:style-name="T3"><text:tab/><text:tab/><text:tab/>Alineado a 0,60cm</text:span></text:p>
      <text:p text:style-name="P1"><text:tab/><text:tab/><text:tab/>Sangrado en 0,60cm</text:p>
      <text:p text:style-name="P1"><text:tab/>… y así en todos los que necesitemos<text:tab/></text:p>
      <text:p text:style-name="CheatSheet_20_Encabezado_20_3">IMPORTAR Estilos</text:p>
      <text:p text:style-name="CheatSheet_20_Texto">Para importar estilos:</text:p>
      <text:list xml:id="list924387548" text:style-name="CheatSheet_20_Viñetas">
        <text:list-item>
          <text:p text:style-name="P5">Crear documento en blanco</text:p>
        </text:list-item>
        <text:list-item>
          <text:p text:style-name="P5">Formato → Estilos y formateo</text:p>
        </text:list-item>
        <text:list-item>
          <text:p text:style-name="P5">Cargar Estilos</text:p>
        </text:list-item>
        <text:list-item>
          <text:p text:style-name="P5">Marcamos Texto, Páginas , Numeración y Sobreescribir</text:p>
        </text:list-item>
        <text:list-item>
          <text:p text:style-name="P5">Elegimos De Archivo</text:p>
        </text:list-item>
        <text:list-item>
          <text:p text:style-name="P5">Seleccionamos un Archivo que contenga los estilos de CheatSheet creados.</text:p>
        </text:list-item>
      </text:list>
      <text:p text:style-name="CheatSheet_20_Texto">Ahora podremos aplicarlos en el nuevo documento.</text:p>
      <text:p text:style-name="CheatSheet_20_Encabezado_20_3">EXPORTAR Estilos a Word</text:p>
      <text:p text:style-name="CheatSheet_20_Texto">Con el documento odt con los estilos creados, lo exportamos a .doc. Este documento lo podremos abrir desde Word y tendrá los Estilos y formatos creados.</text:p>
      <text:p text:style-name="CheatSheet_20_Encabezado_20_1">Office - Word</text:p>
      <text:p text:style-name="CheatSheet_20_Encabezado2">Estilos</text:p>
      <text:p text:style-name="CheatSheet_20_Texto">La forma de crear estilos en Word es muy parecida a la forma de crearlos en Writer de LibreOffice.</text:p>
      <text:p text:style-name="CheatSheet_20_Texto">Si tenemos una plantilla .doc con los estilos creados con Writer, podemos utilizarla como base para los archivos de Word, ya que este fichero contendrá los nuevos estilo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27.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heatSheet_20_Encabezado_20_1" style:display-name="CheatSheet Encabezado 1" style:family="paragraph" style:parent-style-name="Heading_20_1" style:auto-update="true" style:default-outline-level="" style:list-style-name="" style:master-page-name="">
      <style:paragraph-properties fo:margin-top="0.101cm" fo:margin-bottom="0.049cm" style:page-number="auto" fo:background-color="#cccccc">
        <style:tab-stops/>
        <style:background-image/>
      </style:paragraph-properties>
      <style:text-properties fo:font-size="80%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CheatSheet_20_Texto" style:display-name="CheatSheet Texto" style:family="paragraph" style:parent-style-name="Text" style:master-page-name="">
      <style:paragraph-properties fo:margin-top="0cm" fo:margin-bottom="0cm" style:page-number="auto" fo:background-color="transparent" style:shadow="none">
        <style:tab-stops>
          <style:tab-stop style:position="0.199cm"/>
          <style:tab-stop style:position="0.4cm"/>
          <style:tab-stop style:position="0.6cm"/>
        </style:tab-stops>
        <style:background-image/>
      </style:paragraph-properties>
      <style:text-properties fo:font-size="8pt" fo:font-style="normal"/>
    </style:style>
    <style:style style:name="CheatSheet_20_Titulo" style:display-name="CheatSheet Titulo" style:family="paragraph" style:parent-style-name="Heading_20_1" style:master-page-name="">
      <style:paragraph-properties fo:margin-top="0cm" fo:margin-bottom="0cm" style:page-number="auto" fo:background-color="transparent" fo:padding="0.049cm" fo:border-left="none" fo:border-right="none" fo:border-top="none" fo:border-bottom="0.06pt solid #000000" style:shadow="none">
        <style:tab-stops/>
        <style:background-image/>
      </style:paragraph-properties>
      <style:text-properties fo:font-size="10pt"/>
    </style:style>
    <style:style style:name="CheatSheet_20_Encabezado2" style:display-name="CheatSheet Encabezado2" style:family="paragraph" style:parent-style-name="CheatSheet_20_Encabezado_20_1" style:master-page-name="">
      <style:paragraph-properties style:page-number="auto" fo:background-color="#e6e6e6">
        <style:background-image/>
      </style:paragraph-properties>
      <style:text-properties fo:font-size="75%"/>
    </style:style>
    <style:style style:name="CheatSheet_20_Encabezado_20_3" style:display-name="CheatSheet Encabezado 3" style:family="paragraph" style:parent-style-name="CheatSheet_20_Encabezado2">
      <style:paragraph-properties fo:background-color="#e6e6ff" style:shadow="none">
        <style:background-image/>
      </style:paragraph-properties>
      <style:text-properties fo:font-size="90%"/>
    </style:style>
    <style:style style:name="CheatSheet_20_Texto_20_Mini" style:display-name="CheatSheet Texto Mini" style:family="paragraph" style:parent-style-name="CheatSheet_20_Texto">
      <style:paragraph-properties>
        <style:tab-stops>
          <style:tab-stop style:position="0.199cm"/>
          <style:tab-stop style:position="0.4cm"/>
        </style:tab-stops>
      </style:paragraph-properties>
      <style:text-properties fo:font-size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CheatSheet_20_Viñetas" style:display-name="CheatSheet Viñeta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99cm" fo:margin-left="0.199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4cm" fo:margin-left="0.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6cm" fo:margin-left="0.6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="0.7cm" fo:margin-top="0.7cm" fo:margin-bottom="0.7cm" fo:margin-left="0.7cm" fo:margin-right="0.7cm" style:shadow="none" fo:background-color="transparent" style:writing-mode="lr-tb" style:footnote-max-height="0cm">
        <style:background-image/>
        <style:columns fo:column-count="5" fo:column-gap="0.3cm">
          <style:column style:rel-width="13107*" fo:start-indent="0cm" fo:end-indent="0.15cm"/>
          <style:column style:rel-width="13107*" fo:start-indent="0.15cm" fo:end-indent="0.15cm"/>
          <style:column style:rel-width="13107*" fo:start-indent="0.15cm" fo:end-indent="0.15cm"/>
          <style:column style:rel-width="13107*" fo:start-indent="0.15cm" fo:end-indent="0.15cm"/>
          <style:column style:rel-width="13107*" fo:start-indent="0.1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heatSheet" style:page-layout-name="Mpm2" style:next-style-name="HTML">
      <style:header>
        <text:h text:style-name="CheatSheet_20_Titulo" text:outline-level="1">CheatSheet Template – ver. 0.1 - 20140110</text:h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o Mateos</meta:initial-creator>
    <meta:creation-date>2014-01-09T15:53:31</meta:creation-date>
    <dc:date>2014-01-10T12:36:03</dc:date>
    <dc:creator>Julio Mateos</dc:creator>
    <meta:editing-duration>PT1H33M18S</meta:editing-duration>
    <meta:editing-cycles>22</meta:editing-cycles>
    <meta:generator>LibreOffice/3.5$Linux_X86_64 LibreOffice_project/350m1$Build-2</meta:generator>
    <meta:document-statistic meta:table-count="0" meta:image-count="0" meta:object-count="0" meta:page-count="1" meta:paragraph-count="80" meta:word-count="419" meta:character-count="2685" meta:non-whitespace-character-count="2268"/>
  </office:meta>
</office:document-meta>
</file>